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5pt" style:font-size-asian="15pt" style:font-size-complex="15pt"/>
    </style:style>
    <style:style style:name="T1" style:family="text">
      <style:text-properties fo:color="#000000" fo:font-weight="bold" style:font-name-asian="Segoe UI" style:font-weight-asian="bold" style:font-name-complex="Segoe UI" style:font-weight-complex="bold"/>
    </style:style>
    <style:style style:name="T2" style:family="text">
      <style:text-properties fo:color="#000000" fo:font-weight="normal" style:font-name-asian="Segoe UI" style:font-weight-asian="normal" style:font-name-complex="Segoe UI" style:font-weight-complex="normal"/>
    </style:style>
    <style:style style:name="T3" style:family="text">
      <style:text-properties fo:color="#000000" style:text-underline-style="solid" style:text-underline-width="auto" style:text-underline-color="font-color" fo:font-weight="bold" style:font-name-asian="Segoe UI" style:font-weight-asian="bold" style:font-name-complex="Segoe UI" style:font-weight-complex="bold"/>
    </style:style>
    <style:style style:name="T4" style:family="text">
      <style:text-properties fo:color="#000000" style:text-underline-style="none" fo:font-weight="normal" style:font-name-asian="Segoe UI" style:font-weight-asian="normal" style:font-name-complex="Segoe UI"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NTERNATIONAL HOUSE OF PRAYER</text:p>
      <text:p text:style-name="P1"/>
      <text:p text:style-name="P1">Let he who is without sin cast the first stone. </text:p>
      <text:p text:style-name="P1"><text:span text:style-name="T1">Joh 8:7</text:span><text:span text:style-name="T2"> <text:s/>So when they continued asking him, he lifted up himself, and said unto them, He that is </text:span><text:span text:style-name="T3">without</text:span><text:span text:style-name="T4"> </text:span><text:span text:style-name="T3">sin</text:span><text:span text:style-name="T4"> among you, let him first cast a stone at her.</text:span></text:p>
      <text:p text:style-name="P1"/>
      <text:p text:style-name="P1">I believed and trusted these people. But how gullible was I?</text:p>
      <text:p text:style-name="P1"/>
      <text:p text:style-name="P1"><text:span text:style-name="T1">4</text:span><text:span text:style-name="T2"> ¶ </text:span><text:span text:style-name="T2"><text:s/>And Jesus answered and said to them: “Take heed that no one deceives you.</text:span></text:p>
      <text:p text:style-name="P1"><text:span text:style-name="T2"/></text:p>
      <text:p text:style-name="P1"><text:span text:style-name="T2">I certainly was taking no heed. I believed Mike Bickle and Misty Edwards. I seem to recall that Misty Edwards said she had given up a chance of a marriage and good career in order to “serve the Lord”. But in reality she was getting a good salary from IHOP and had commited adultery at least twice. And had been caught with both drink and drugs!!! I should have known as I once saw a interview with her when she was talking about dating. She had a very worldly attitude towards it, not what I thought was becoming of a prominent Christian leader. However I shut myself down as I thought these were wrong thoughts to have. But actually I was right. But I did slightly separate from IHOP on the whole issue of end times prophecy and the fact the Bickle if not IHOP were teaching that the Church would go through the Tribulation period mentioned in the book of Revelation. I disagreed with that position. Also faith/word taught the same. So while not being in with IHOP one hundred per cent, I admired their 24/7 live prayer room. Heck I even gave them money!!! But did not give serious heed to what I was following. It seems I was completely without discrimination and discer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08T20:56:57.72</meta:creation-date>
    <dc:date>2025-02-08T21:15:04.49</dc:date>
    <meta:editing-duration>PT1M55S</meta:editing-duration>
    <meta:editing-cycles>2</meta:editing-cycles>
    <meta:generator>OpenOffice/4.1.15$Win32 OpenOffice.org_project/4115m2$Build-9813</meta:generator>
    <meta:document-statistic meta:table-count="0" meta:image-count="0" meta:object-count="0" meta:page-count="1" meta:paragraph-count="6" meta:word-count="289" meta:character-count="1551"/>
  </office:meta>
</office:document-meta>
</file>